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" svg:font-family="Rale"/>
    <style:font-face style:name="Raleway" svg:font-family="Raleway, sans-serif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officeooo:rsid="001d559a" officeooo:paragraph-rsid="001d559a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d559a" officeooo:paragraph-rsid="001d559a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1d559a" officeooo:paragraph-rsid="001d559a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d559a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1d75af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d75af" officeooo:paragraph-rsid="001d75af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officeooo:paragraph-rsid="001d75af"/>
    </style:style>
    <style:style style:name="P9" style:family="paragraph" style:parent-style-name="Text_20_body">
      <style:text-properties style:font-name="Liberation Serif" officeooo:rsid="001df458" officeooo:paragraph-rsid="001df458"/>
    </style:style>
    <style:style style:name="P10" style:family="paragraph" style:parent-style-name="Text_20_body">
      <style:text-properties style:font-name="Liberation Serif" officeooo:paragraph-rsid="001df458"/>
    </style:style>
    <style:style style:name="P11" style:family="paragraph" style:parent-style-name="Text_20_body">
      <style:text-properties style:font-name="Liberation Serif" officeooo:paragraph-rsid="001f2258"/>
    </style:style>
    <style:style style:name="P12" style:family="paragraph" style:parent-style-name="Text_20_body">
      <style:text-properties style:font-name="Liberation Serif" officeooo:rsid="001f2258" officeooo:paragraph-rsid="001f2258"/>
    </style:style>
    <style:style style:name="T1" style:family="text">
      <style:text-properties officeooo:rsid="001d559a"/>
    </style:style>
    <style:style style:name="T2" style:family="text">
      <style:text-properties officeooo:rsid="001d75af"/>
    </style:style>
    <style:style style:name="T3" style:family="text">
      <style:text-properties fo:font-variant="normal" fo:text-transform="none" fo:color="#000000" style:font-name="Raleway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Raleway" fo:font-size="11.25pt" fo:letter-spacing="normal" fo:font-style="normal" fo:font-weight="normal" officeooo:rsid="001d75af"/>
    </style:style>
    <style:style style:name="T5" style:family="text">
      <style:text-properties fo:font-variant="normal" fo:text-transform="none" fo:color="#000000" style:font-name="Raleway" fo:font-size="11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Raleway" fo:font-size="11.25pt" fo:letter-spacing="normal" fo:font-style="normal" fo:font-weight="normal" officeooo:rsid="001d75af" style:font-weight-asian="normal" style:font-weight-complex="normal"/>
    </style:style>
    <style:style style:name="T7" style:family="text">
      <style:text-properties fo:font-variant="normal" fo:text-transform="none" fo:color="#000000" style:font-name="Raleway" fo:font-size="11.25pt" fo:letter-spacing="normal" fo:font-style="normal" fo:font-weight="normal" officeooo:rsid="001df458" style:font-weight-asian="normal" style:font-weight-complex="normal"/>
    </style:style>
    <style:style style:name="T8" style:family="text">
      <style:text-properties fo:font-variant="normal" fo:text-transform="none" fo:color="#000000" fo:font-size="11.25pt" fo:letter-spacing="normal" fo:font-style="normal" fo:font-weight="normal"/>
    </style:style>
    <style:style style:name="T9" style:family="text">
      <style:text-properties fo:font-variant="normal" fo:text-transform="none" fo:color="#000000" fo:font-size="11.2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font-size="11.25pt" fo:letter-spacing="normal" fo:font-style="normal" fo:font-weight="normal" officeooo:rsid="001d75af" style:font-weight-asian="normal" style:font-weight-complex="normal"/>
    </style:style>
    <style:style style:name="T11" style:family="text">
      <style:text-properties fo:font-variant="normal" fo:text-transform="none" fo:color="#000000" fo:font-size="11.25pt" fo:letter-spacing="normal" fo:font-style="normal" fo:font-weight="normal" officeooo:rsid="001df458" style:font-weight-asian="normal" style:font-weight-complex="normal"/>
    </style:style>
    <style:style style:name="T12" style:family="text">
      <style:text-properties fo:font-variant="normal" fo:text-transform="none" fo:color="#000000" fo:font-size="11.25pt" fo:letter-spacing="normal" fo:font-style="normal" fo:font-weight="normal" officeooo:rsid="001f2258" style:font-weight-asian="normal" style:font-weight-complex="normal"/>
    </style:style>
    <style:style style:name="T13" style:family="text">
      <style:text-properties fo:font-variant="normal" fo:text-transform="none" fo:color="#000000" fo:font-size="11.25pt" fo:letter-spacing="normal" fo:font-style="normal" fo:font-weight="normal" officeooo:rsid="001d75af"/>
    </style:style>
    <style:style style:name="T14" style:family="text">
      <style:text-properties fo:font-variant="normal" fo:text-transform="none" fo:color="#000000" style:font-name="Liberation Serif" fo:font-size="11.25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Liberation Serif" fo:font-size="11.25pt" fo:letter-spacing="normal" fo:font-style="normal" fo:font-weight="normal" officeooo:rsid="001d75af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1.25pt" fo:letter-spacing="normal" fo:font-style="normal" fo:font-weight="normal" officeooo:rsid="001df458" style:font-weight-asian="normal" style:font-weight-complex="normal"/>
    </style:style>
    <style:style style:name="T17" style:family="text">
      <style:text-properties fo:font-variant="normal" fo:text-transform="none" fo:color="#000000" style:font-name="Liberation Serif" fo:font-size="11.25pt" fo:letter-spacing="normal" fo:font-style="normal" fo:font-weight="normal" officeooo:rsid="001f225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thil Lakshmikanth B</text:p>
      <text:p text:style-name="P1"/>
      <text:p text:style-name="P2">Bandit – Over The Wire detailed write up : </text:p>
      <text:p text:style-name="P1"/>
      <text:p text:style-name="P3">This is game is about finding the password of next level in the current level. It starts from Level 0, </text:p>
      <text:p text:style-name="P3">Firstly, we have to login to the game using “ ssh bandit(level)@bandit.labs.overthewire.org -p 2220 “ command. </text:p>
      <text:p text:style-name="P3"/>
      <text:p text:style-name="P3">Level 0 :</text:p>
      <text:p text:style-name="P3">The password for <text:span text:style-name="T2">next l</text:span>evel 0 is bandit0. And here we get the password for next level.</text:p>
      <text:p text:style-name="P3"/>
      <text:p text:style-name="P3">Level 0 to Level 1 :</text:p>
      <text:p text:style-name="P4"><text:span text:style-name="T1">The password for this </text:span><text:span text:style-name="T2">next level is written in readme file. To extract the password we used cat readme command. The Password for next level is ( </text:span><text:span text:style-name="T9">boJ9jbbUNNfktd78OOpsqOltutMc3MY1</text:span><text:span text:style-name="T8"> </text:span><text:span text:style-name="T13">).</text:span></text:p>
      <text:p text:style-name="P4"><text:span text:style-name="T13"/></text:p>
      <text:p text:style-name="P6"><text:span text:style-name="T8">Level 1 to Level 2 : </text:span></text:p>
      <text:p text:style-name="P5"><text:span text:style-name="T13">In this level there was only file named “ - “. Then using cat &lt;- I got the password for next level </text:span><text:span text:style-name="T8">CV1DtqXWVFXTvM2F0k09SHz0YwRINYA9</text:span></text:p>
      <text:p text:style-name="P5"><text:span text:style-name="T13"/></text:p>
      <text:p text:style-name="P6"><text:span text:style-name="T8">Level 2 to Level 3 :</text:span></text:p>
      <text:p text:style-name="P5"><text:span text:style-name="T13">The next password </text:span><text:span text:style-name="T9">UmHadQclWmgdLOKQ3YNgjWxGoRMb5luK</text:span><text:span text:style-name="T10"> was in a file spaces in this filename and used cat command to extract. </text:span><text:bookmark text:name="code1"/><text:span text:style-name="T10">UmHadQclWmgdLOKQ3YNgjWxGoRMb5luK</text:span></text:p>
      <text:p text:style-name="P5"><text:span text:style-name="T10"/></text:p>
      <text:p text:style-name="P6"><text:span text:style-name="T9">Level 3 to Level 4 : </text:span></text:p>
      <text:p text:style-name="P5"><text:span text:style-name="T10">Here the password is stored in a hidden file. So inside inhere directory, I used cat.hidden to rerad the hidden file. </text:span><text:bookmark text:name="code"/><text:span text:style-name="T9">pIwrPrtPN36QITSp3EQaw936yaFoFgAB</text:span></text:p>
      <text:p text:style-name="P7"><text:line-break/><text:span text:style-name="T10">Level 4 to Level 5 : </text:span></text:p>
      <text:p text:style-name="P8"><text:span text:style-name="T10">Here the password is in human onky readable file, i.e ASCII text. So to find which file is ASCII I used </text:span><text:span text:style-name="T11">type command. koReBOKuIDDepwhWk7jZC0RTdopnAYKh</text:span></text:p>
      <text:p text:style-name="P9"><text:span text:style-name="T9">Level 5 to Level 6 :</text:span></text:p>
      <text:p text:style-name="P10"><text:span text:style-name="T11">Here inside the inhere directory, I used “ find -type f -size 1033c ! executable “ and found the password inside maybehere file, </text:span><text:span text:style-name="T10">DxjZPULLxYr17uwoI01bNLQbtFemEgo7</text:span></text:p>
      <text:p text:style-name="P9"><text:span text:style-name="T10">L</text:span><text:span text:style-name="T9">evel 6 to Level 7 :</text:span></text:p>
      <text:p text:style-name="P10"><text:span text:style-name="T11">Here I used type, user, grep, size option to extract and got the file path which contains the password </text:span><text:span text:style-name="T9">HKBPTKQnIay4Fw76bEy8PVxKEDQRKTzs</text:span></text:p>
      <text:p text:style-name="P9"><text:span text:style-name="T9">Level 7 to Level 8 :</text:span></text:p>
      <text:p text:style-name="P10"><text:span text:style-name="T11">Here I used cat data.txt | grep “millionth“ to grep the sentence which contains the word millionth. c</text:span><text:span text:style-name="T9">vX2JJa4CFALtqS87jk27qwqGhBM9plV</text:span></text:p>
      <text:p text:style-name="P9"><text:span text:style-name="T9">Level 8 to Level 9 :</text:span></text:p>
      <text:p text:style-name="P10"><text:span text:style-name="T11">There are many files in the same name so we used sort option to sort in an order and uniq option to find the unique line. </text:span><text:span text:style-name="T9">UsvVyFSfZZWbi6wgC7dAFyFuR6jQQUhR</text:span></text:p>
      <text:p text:style-name="P9"><text:span text:style-name="T9">Level 9 to Level 10 : </text:span></text:p>
      <text:p text:style-name="P11"><text:span text:style-name="T12">Here the password is in string type and it starts with more equalo to “ = “ sign. So we used strings data.txt | grep “=” to get the password. t</text:span><text:span text:style-name="T9">ruKLdjsbJ5g7yyJ2X2R0o3a5HQJFuLk</text:span></text:p>
      <text:p text:style-name="P12"><text:soft-page-break/><text:span text:style-name="T9">Level 10 to Level 11 :</text:span></text:p>
      <text:p text:style-name="P11"><text:span text:style-name="T12">Here the password is directly accessible but we need to decode it to base64. So we used base64 -d option to decode the file. </text:span><text:span text:style-name="T9">IFukwKGsFW8MOq3IRFqrxE1hxTNEbUPR</text:span></text:p>
      <text:p text:style-name="P11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" svg:font-family="Rale"/>
    <style:font-face style:name="Raleway" svg:font-family="Raleway, sans-serif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3:01:42.381653919</meta:creation-date>
    <dc:date>2021-05-08T23:41:07.517468263</dc:date>
    <meta:editing-duration>PT4M34S</meta:editing-duration>
    <meta:editing-cycles>1</meta:editing-cycles>
    <meta:document-statistic meta:table-count="0" meta:image-count="0" meta:object-count="0" meta:page-count="2" meta:paragraph-count="28" meta:word-count="395" meta:character-count="2280" meta:non-whitespace-character-count="1904"/>
    <meta:generator>LibreOffice/6.4.7.2$Linux_X86_64 LibreOffice_project/40$Build-2</meta:generator>
  </office:meta>
</office:document-meta>
</file>